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7" style:family="paragraph" style:parent-style-name="Preformatted_20_Text">
      <style:text-properties fo:font-size="16pt" fo:font-weight="normal" officeooo:rsid="003c5fe4" officeooo:paragraph-rsid="003c5fe4" fo:background-color="#ffff0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2f222a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7" style:family="paragraph" style:parent-style-name="Standard">
      <style:text-properties fo:font-size="16pt" fo:font-weight="bold" fo:background-color="#ff8000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paragraph-rsid="003a3252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paragraph-rsid="003a3252" fo:background-color="#ffff00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paragraph-rsid="003a3252" fo:background-color="#81d41a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3c5fe4" officeooo:paragraph-rsid="003a3252" fo:background-color="#ffff00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paragraph-rsid="003a3252" fo:background-color="#81d41a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999999" loext:opacity="100%" fo:font-size="16pt" fo:font-weight="normal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b2b2b2" loext:opacity="100%"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27" style:family="paragraph" style:parent-style-name="Text_20_body">
      <style:text-properties fo:font-variant="normal" fo:text-transform="none" fo:color="#1f2328" loext:opacity="100%" style:font-name="apple-system" fo:font-size="14pt" fo:letter-spacing="normal" fo:font-style="normal" fo:font-weight="bold" officeooo:paragraph-rsid="003a3252" fo:background-color="#ffff00" style:font-size-asian="14pt" style:font-weight-asian="bold" style:font-size-complex="14pt" style:font-weight-complex="bold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background-color="transparent" loext:char-shading-value="0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1f2328" loext:opacity="100%" style:font-name="var fontStack-monospace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3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officeooo:rsid="002f222a" fo:background-color="#ffff0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360db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2b2b2" loext:opacity="100%"/>
    </style:style>
    <style:style style:name="T19" style:family="text">
      <style:text-properties fo:color="#b2b2b2" loext:opacity="100%" fo:background-color="#ffff00" loext:char-shading-value="0"/>
    </style:style>
    <style:style style:name="T20" style:family="text">
      <style:text-properties officeooo:rsid="003c98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 install ultralytics</text:p>
      <text:p text:style-name="Standard"/>
      <text:p text:style-name="P9">RKNPU2 is only supported for Linux Kernel version 5.10. It will not work for version 6</text:p>
      <text:p text:style-name="P8"/>
      <text:p text:style-name="P12">NPU <text:s/></text:p>
      <text:p text:style-name="P13">sudo watch -n 1 cat /sys/kernel/debug/rknpu/load</text:p>
      <text:p text:style-name="P8"/>
      <text:p text:style-name="P13">sudo cat /sys/kernel/debug/rknpu/version</text:p>
      <text:p text:style-name="P8"/>
      <text:p text:style-name="P8"/>
      <text:p text:style-name="P14">Installation via <text:span text:style-name="T16">Docker</text:span></text:p>
      <text:p text:style-name="P16"># Create docker group</text:p>
      <text:p text:style-name="P9">sudo groupadd docker</text:p>
      <text:p text:style-name="P16"># Add the current user to the docker group</text:p>
      <text:p text:style-name="P9">sudo usermod -aG docker $USER</text:p>
      <text:p text:style-name="P16"># Update and activate the docker group</text:p>
      <text:p text:style-name="P9">newgrp docker</text:p>
      <text:p text:style-name="P8"><text:span text:style-name="T15">sudo apt <text:s/>install docker.io</text:span></text:p>
      <text:p text:style-name="P16"># Verify that sudo is not needed to execute docker commands</text:p>
      <text:p text:style-name="P9">docker run hello-world</text:p>
      <text:p text:style-name="P8"/>
      <text:p text:style-name="P10">cd /home/user/rknn-toolkit2/rknn-toolkit2/docker/docker_file/ubuntu_20_04_cp38</text:p>
      <text:p text:style-name="P10">docker build -f Dockerfile_ubuntu_20_04_for_cp38 -t rknn-toolkit2:x.x.x-cpxx .</text:p>
      <text:p text:style-name="P15"><text:span text:style-name="T14">Errors </text:span></text:p>
      <text:p text:style-name="P8"/>
      <text:p text:style-name="P8"/>
      <text:p text:style-name="P8"/>
      <text:p text:style-name="P13">Installation via Pip</text:p>
      <text:p text:style-name="P13"/>
      <text:p text:style-name="P13">Install Python Environment</text:p>
      <text:p text:style-name="P8">sudo apt-get update</text:p>
      <text:p text:style-name="P8">sudo apt-get install python3 python3-dev python3-pip</text:p>
      <text:p text:style-name="P8">sudo apt-get install libxslt1-dev zlib1g zlib1g-dev libglib2.0-0 libsm6 libgl1-mesa-glx libprotobuf-dev gcc</text:p>
      <text:p text:style-name="P8"/>
      <text:p text:style-name="P13">Install Conda Tool</text:p>
      <text:p text:style-name="P11">wget -c https://mirrors.bfsu.edu.cn/anaconda/miniconda/Miniconda3-latest-Linux-x86_64.sh</text:p>
      <text:p text:style-name="P8">chmod 777 Miniconda3-latest-Linux-x86_64.sh</text:p>
      <text:p text:style-name="P8">bash Miniconda3-latest-Linux-x86_64.sh</text:p>
      <text:p text:style-name="P8">conda -V</text:p>
      <text:p text:style-name="P8"/>
      <text:p text:style-name="P8"/>
      <text:p text:style-name="P5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8"/>
      <text:p text:style-name="P5"><text:span text:style-name="Source_20_Text"><text:span text:style-name="T1">dmesg | grep -i rknpu</text:span></text:span></text:p>
      <text:p text:style-name="P8"/>
      <text:p text:style-name="P8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8"><text:span text:style-name="Source_20_Text"><text:span text:style-name="T2">sudo cp librknnrt.so <text:s/>/usr/lib</text:span></text:span></text:p>
      <text:p text:style-name="P8"/>
      <text:p text:style-name="P5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5"><text:span text:style-name="Source_20_Text"><text:span text:style-name="T1">sudo cp rknn_server /usr/bin</text:span></text:span></text:p>
      <text:p text:style-name="P6"><text:span text:style-name="Source_20_Text"><text:span text:style-name="T1">sudo cp start_rknn.sh /usr/bin</text:span></text:span></text:p>
      <text:p text:style-name="P6"><text:span text:style-name="Source_20_Text"><text:span text:style-name="T1">sudo cp restart_rknn.sh /usr/bin</text:span></text:span></text:p>
      <text:p text:style-name="P6"><text:soft-page-break/><text:span text:style-name="Source_20_Text"><text:span text:style-name="T1"/></text:span></text:p>
      <text:p text:style-name="P26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9">pip install rknn_toolkit_lite2-1.6.0-cp310-cp310-linux_aarch64.whl</text:span></text:span></text:p>
      <text:p text:style-name="P6"><text:span text:style-name="Source_20_Text"><text:span text:style-name="T1"/></text:span></text:p>
      <text:p text:style-name="Standard"/>
      <text:p text:style-name="P17"><text:a xlink:type="simple" xlink:href="https://github.com/WasmEdge/WasmEdge/issues/3500" text:style-name="Internet_20_link" text:visited-style-name="Visited_20_Internet_20_Link">https://github.com/WasmEdge/WasmEdge/issues/3500</text:a></text:p>
      <text:p text:style-name="P17"/>
      <text:p text:style-name="P24">A Orange Pi 5 Plus with 0.9.6+ NPU driver.</text:p>
      <text:p text:style-name="P21"><text:span text:style-name="T17">sudo cat /sys/kernel/debug/rknpu/version <text:s/></text:span><text:s/></text:p>
      <text:p text:style-name="P25">RKNPU driver: v0.9.2</text:p>
      <text:p text:style-name="P21"/>
      <text:p text:style-name="P27">A x86-64 machine to run the Rockchip toolchain and cross compile the executor to ARM.</text:p>
      <text:p text:style-name="P21"/>
      <text:p text:style-name="P21"/>
      <text:p text:style-name="P19">Install Rockchip toolchain – rknn-llm</text:p>
      <text:p text:style-name="P21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1"/>
      <text:p text:style-name="P25">## Run on x86-64 machine</text:p>
      <text:p text:style-name="P21">git clone <text:a xlink:type="simple" xlink:href="https://github.com/airockchip/rknn-llm.git" text:style-name="Internet_20_link" text:visited-style-name="Visited_20_Internet_20_Link">https://github.com/airockchip/rknn-llm.git</text:a></text:p>
      <text:p text:style-name="P21"/>
      <text:p text:style-name="P25">## install Miniforge3</text:p>
      <text:p text:style-name="P22"><text:span text:style-name="T19"/></text:p>
      <text:p text:style-name="P7"><text:span text:style-name="Source_20_Text"><text:span text:style-name="T12">wget "https://github.com/conda-forge/miniforge/releases/latest/download/Miniforge3-$(uname)-$(uname -m).sh"</text:span></text:span></text:p>
      <text:p text:style-name="P3"><text:span text:style-name="Source_20_Text"><text:span text:style-name="T13">bash Miniforge3-$(uname)-$(uname -m).sh</text:span></text:span></text:p>
      <text:p text:style-name="P20">https://github.com/conda-forge/miniforge?tab=readme-ov-file#download</text:p>
      <text:p text:style-name="P23">chmod +x Miniforge3-Linux-aarch64.sh</text:p>
      <text:p text:style-name="P23">bash ./Miniforge3-Linux-aarch64.sh</text:p>
      <text:p text:style-name="P23"/>
      <text:p text:style-name="P25">## Setup python 3.<text:span text:style-name="T20">10</text:span></text:p>
      <text:p text:style-name="P18">source ~/miniforge3/bin/activate</text:p>
      <text:p text:style-name="P18">conda create -n RKLLM-Toolkit python=3.<text:span text:style-name="T20">10</text:span></text:p>
      <text:p text:style-name="P18">conda activate RKLLM-Toolk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8T17:48:11.853001826</dc:date>
    <meta:editing-duration>PT1H59M8S</meta:editing-duration>
    <meta:editing-cycles>27</meta:editing-cycles>
    <meta:generator>LibreOffice/7.3.7.2$Linux_AARCH64 LibreOffice_project/30$Build-2</meta:generator>
    <meta:document-statistic meta:table-count="0" meta:image-count="0" meta:object-count="0" meta:page-count="2" meta:paragraph-count="60" meta:word-count="253" meta:character-count="2468" meta:non-whitespace-character-count="2266"/>
  </office:meta>
</office:document-meta>
</file>